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290b" officeooo:paragraph-rsid="000c290b"/>
    </style:style>
    <style:style style:name="P2" style:family="paragraph" style:parent-style-name="Standard">
      <style:text-properties officeooo:rsid="000ee112" officeooo:paragraph-rsid="000ee112"/>
    </style:style>
    <style:style style:name="P3" style:family="paragraph" style:parent-style-name="Standard">
      <style:text-properties officeooo:rsid="000ee112" officeooo:paragraph-rsid="00102ec2"/>
    </style:style>
    <style:style style:name="P4" style:family="paragraph" style:parent-style-name="Standard">
      <style:text-properties officeooo:rsid="00102ec2" officeooo:paragraph-rsid="00102ec2"/>
    </style:style>
    <style:style style:name="P5" style:family="paragraph" style:parent-style-name="Standard">
      <style:text-properties officeooo:rsid="0011be3a" officeooo:paragraph-rsid="0011be3a"/>
    </style:style>
    <style:style style:name="P6" style:family="paragraph" style:parent-style-name="Standard">
      <style:text-properties officeooo:rsid="0011be3a" officeooo:paragraph-rsid="00158d35"/>
    </style:style>
    <style:style style:name="P7" style:family="paragraph" style:parent-style-name="Standard">
      <style:text-properties officeooo:rsid="0011be3a" officeooo:paragraph-rsid="00163617"/>
    </style:style>
    <style:style style:name="P8" style:family="paragraph" style:parent-style-name="Standard">
      <style:text-properties officeooo:rsid="00163617" officeooo:paragraph-rsid="00163617"/>
    </style:style>
    <style:style style:name="P9" style:family="paragraph" style:parent-style-name="Standard">
      <style:text-properties officeooo:rsid="0018b534" officeooo:paragraph-rsid="0018b534"/>
    </style:style>
    <style:style style:name="P10" style:family="paragraph" style:parent-style-name="Standard">
      <style:text-properties officeooo:rsid="001aae7f" officeooo:paragraph-rsid="001aae7f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c290b" officeooo:paragraph-rsid="000c290b" style:font-style-asian="normal" style:font-weight-asian="bold" style:font-style-complex="normal" style:font-weight-complex="bold"/>
    </style:style>
    <style:style style:name="T1" style:family="text">
      <style:text-properties officeooo:rsid="000e08e2"/>
    </style:style>
    <style:style style:name="T2" style:family="text">
      <style:text-properties officeooo:rsid="00102ec2"/>
    </style:style>
    <style:style style:name="T3" style:family="text">
      <style:text-properties officeooo:rsid="00128b15"/>
    </style:style>
    <style:style style:name="T4" style:family="text">
      <style:text-properties officeooo:rsid="0012dd9d"/>
    </style:style>
    <style:style style:name="T5" style:family="text">
      <style:text-properties officeooo:rsid="0013ac45"/>
    </style:style>
    <style:style style:name="T6" style:family="text">
      <style:text-properties officeooo:rsid="00158d35"/>
    </style:style>
    <style:style style:name="T7" style:family="text">
      <style:text-properties officeooo:rsid="00166355"/>
    </style:style>
    <style:style style:name="T8" style:family="text">
      <style:text-properties officeooo:rsid="0017f889"/>
    </style:style>
    <style:style style:name="T9" style:family="text">
      <style:text-properties officeooo:rsid="001b4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sultats segmentation :</text:p>
      <text:p text:style-name="P1"/>
      <text:p text:style-name="P1">- method slic et normalisation du post doc ==&gt; sigma=9, 55cells</text:p>
      <text:p text:style-name="P1"><text:tab/><text:tab/><text:tab/><text:tab/><text:tab/><text:tab/> <text:s text:c="4"/>sigma=6, 52cells </text:p>
      <text:p text:style-name="P1">- method slic et normalisation basique ==&gt; 52cells (mais bcp mieux car pas de cells comptees en bas)</text:p>
      <text:p text:style-name="P1"><text:tab/><text:tab/><text:tab/><text:tab/><text:tab/>+ filtrage avant ==&gt; sigma=5 ou 9 52cells <text:span text:style-name="T1">ne change rien </text:span></text:p>
      <text:p text:style-name="P1"/>
      <text:p text:style-name="P2">- method slic et nor;alisation filter gabor ==&gt; 5cells donc nul</text:p>
      <text:p text:style-name="P2"/>
      <text:p text:style-name="P4">note : avec method slic pas specialement besoin de min area (mais mis quand meme param de 10)</text:p>
      <text:p text:style-name="P4"/>
      <text:p text:style-name="P3">- method <text:span text:style-name="T2">original et normalisation du post doc ==&gt; sigma=9, 105cells</text:span></text:p>
      <text:p text:style-name="P3"><text:tab/><text:tab/><text:tab/><text:tab/><text:tab/><text:tab/><text:tab/><text:span text:style-name="T2">sigma=5, 102cells </text:span></text:p>
      <text:p text:style-name="P5">- method original et normalisation de base ==&gt; sigma=9, 6cells donc ne marche pas</text:p>
      <text:p text:style-name="P3"><text:span text:style-name="T2">note : min area de 150 </text:span><text:s/></text:p>
      <text:p text:style-name="P3"/>
      <text:p text:style-name="P6">- method original mais a la place du watershed, on fait un slic et normalisation du post doc ==&gt; sigma=<text:span text:style-name="T5">5,</text:span> <text:span text:style-name="T4">62cells</text:span></text:p>
      <text:p text:style-name="P7"><text:span text:style-name="T6">sigma=9, 87cells </text:span></text:p>
      <text:p text:style-name="P8">avec la method basique ca ne marche pas !</text:p>
      <text:p text:style-name="P8"/>
      <text:p text:style-name="P7">note : min area de <text:span text:style-name="T3">10</text:span></text:p>
      <text:p text:style-name="P7"/>
      <text:p text:style-name="P8">- method contours avec normalisation du post doc ==&gt; <text:span text:style-name="T7">sigma=9, 36cells</text:span></text:p>
      <text:p text:style-name="P8"><text:tab/><text:tab/><text:tab/><text:tab/><text:tab/><text:tab/><text:tab/> <text:s text:c="5"/><text:span text:style-name="T8">sigma=5, 38cells </text:span></text:p>
      <text:p text:style-name="P8"/>
      <text:p text:style-name="P9">note min area de 10</text:p>
      <text:p text:style-name="P9"/>
      <text:p text:style-name="P10">- <text:s/>method sobel avec normalisation du post doc ==&gt; ca <text:span text:style-name="T9">fait le contour des cells du coup le tracking ne marche p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9:28:57.790961513</meta:creation-date>
    <dc:date>2019-07-02T16:29:38.335590976</dc:date>
    <meta:editing-duration>PT3H29M44S</meta:editing-duration>
    <meta:editing-cycles>13</meta:editing-cycles>
    <meta:generator>LibreOffice/5.3.7.2.0$Linux_X86_64 LibreOffice_project/30$Build-2</meta:generator>
    <meta:document-statistic meta:table-count="0" meta:image-count="0" meta:object-count="0" meta:page-count="1" meta:paragraph-count="19" meta:word-count="185" meta:character-count="1055" meta:non-whitespace-character-count="844"/>
  </office:meta>
</office:document-meta>
</file>